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0-11_12-49-01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11_15-49-31_000.jpg</text:p>
          </table:table-cell>
          <table:table-cell table:style-name="ce11" office:value-type="string">
            <text:p>:m RES 1-2*5 / free# JVEMV6 68#_120:1 / 68. theoretical-physics(tp) / w=~,topics=円とベクトル：円周角の定理,other=q+:id=YYX1:1,s=~,i=~,doc=r-7-5.1~3 / N+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RES 1-2*5 / free# JVEMV6 68#_120:1 / 68. theoretical-physics(tp) / w=~,topics=円とベクトル：円周角の定理,other=q+:id=YYX1:1,s=~,i=~,doc=r-7-5.1~3 / N+">
            <text:p>:m RES 1-2*5 / free# JVEMV6 68#_120:1 / 68. theoretical-physics(tp) / w=~,topics=円とベクトル：円周角の定理,other=q+:id=YYX1:1,s=~,i=~,doc=r-7-5.1~3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0-11_15-50-00_000.jpg</text:p>
          </table:table-cell>
          <table:table-cell table:style-name="ce19" office:value-type="string">
            <text:p>:m RES 3-4*5 / free# JVEMV6 68#_120:1 / 68. theoretical-physics(tp) / w=(|a-&gt;+b-&gt;|^2),topics=円とベクトル,other=q+:id=8DWR:1,s=~,i=~,doc=r-7-5.1~3 / N+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RES 3-4*5 / free# JVEMV6 68#_120:1 / 68. theoretical-physics(tp) / w=(|a-&gt;+b-&gt;|^2),topics=円とベクトル,other=q+:id=8DWR:1,s=~,i=~,doc=r-7-5.1~3 / N+">
            <text:p>:m RES 3-4*5 / free# JVEMV6 68#_120:1 / 68. theoretical-physics(tp) / w=(|a-&gt;+b-&gt;|^2),topics=円とベクトル,other=q+:id=8DWR:1,s=~,i=~,doc=r-7-5.1~3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11_15-50-21_000.jpg</text:p>
          </table:table-cell>
          <table:table-cell table:style-name="ce11" office:value-type="string">
            <text:p>:m RES 5*5 / free# JVEMV6 68#_120:1 / 68. theoretical-physics(tp) / w=(|a-&gt;+b-&gt;|^2),topics=円とベクトル,other=~,s=~,i=~,doc=r-7-5.1~3 / N+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RES 5*5 / free# JVEMV6 68#_120:1 / 68. theoretical-physics(tp) / w=(|a-&gt;+b-&gt;|^2),topics=円とベクトル,other=~,s=~,i=~,doc=r-7-5.1~3 / N+">
            <text:p>:m RES 5*5 / free# JVEMV6 68#_120:1 / 68. theoretical-physics(tp) / w=(|a-&gt;+b-&gt;|^2),topics=円とベクトル,other=~,s=~,i=~,doc=r-7-5.1~3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0-11_17-30-44_000.jpg</text:p>
          </table:table-cell>
          <table:table-cell table:style-name="ce11" office:value-type="string">
            <text:p>:m RES 1*1 / free# JVEMV6 76#_7:1 / 76. theoretical-physics(tp) / w=ラグランジアン,topics=ラングランジュ方程式,other=~,s=~,i=~,doc=r-2-1~1</text:p>
          </table:table-cell>
          <table:table-cell table:style-name="ce11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RES 1*1 / free# JVEMV6 76#_7:1 / 76. theoretical-physics(tp) / w=ラグランジアン,topics=ラングランジュ方程式,other=~,s=~,i=~,doc=r-2-1~1">
            <text:p>:m RES 1*1 / free# JVEMV6 76#_7:1 / 76. theoretical-physics(tp) / w=ラグランジアン,topics=ラングランジュ方程式,other=~,s=~,i=~,doc=r-2-1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11_20-50-04_000.jpg</text:p>
          </table:table-cell>
          <table:table-cell table:style-name="ce18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0-12_01-38-22_000.jpg</text:p>
          </table:table-cell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0-12_01-38-38_000.jpg</text:p>
          </table:table-cell>
          <table:table-cell table:style-name="ce11" office:value-type="string">
            <text:p>:m :PHOTO 寝た時刻 / 2021</text:p>
          </table:table-cell>
          <table:table-cell table:style-name="ce20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0-12_07-32-46_000.jpg</text:p>
          </table:table-cell>
          <table:table-cell table:style-name="ce18" office:value-type="string">
            <text:p>:m :PHOTO 起きた時刻 / 2021</text:p>
          </table:table-cell>
          <table:table-cell table:style-name="ce18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10-12_08-40-59_000.jpg</text:p>
          </table:table-cell>
          <table:table-cell table:style-name="ce18" office:value-type="string">
            <text:p>:m RES 1*1 / free# JVEMV6 68#_id=YYX1:2 / 68. theoretical-physics(tp) / w=~,topics=円周角の定理,other=q+:open,s=~,i=~,doc=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RES 1*1 / free# JVEMV6 68#_id=YYX1:2 / 68. theoretical-physics(tp) / w=~,topics=円周角の定理,other=q+:open,s=~,i=~,doc=">
            <text:p>:m RES 1*1 / free# JVEMV6 68#_id=YYX1:2 / 68. theoretical-physics(tp) / w=~,topics=円周角の定理,other=q+:open,s=~,i=~,doc=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11_18-55-31_000.mp4</text:p>
          </table:table-cell>
          <table:table-cell table:style-name="ce11" office:value-type="string">
            <text:p>:VIDEO / @自室 / 記録 / jap.flute / 演奏、play / R=1 / todays-melody,other=甲音</text:p>
          </table:table-cell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VIDEO / @自室 / 記録 / jap.flute / 演奏、play / R=1 / todays-melody,other=甲音">
            <text:p>:VIDEO / @自室 / 記録 / jap.flute / 演奏、play / R=1 / todays-melody,other=甲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2">2021/10/12</text:date>, <text:time>09:18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0-12T09:18:40.73</dc:date>
    <dc:creator>iwabuchi ken</dc:creator>
    <meta:editing-duration>P38DT10H52M13S</meta:editing-duration>
    <meta:editing-cycles>13535</meta:editing-cycles>
    <meta:document-statistic meta:table-count="1" meta:cell-count="439" meta:object-count="0"/>
  </office:meta>
</office:document-meta>
</file>